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316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4646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252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1665in" fo:break-before="auto" style:use-optimal-row-height="false"/>
    </style:style>
    <style:style style:name="ta1" style:family="table" style:master-page-name="PageStyle_5f_RAB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font-name="Ari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font-name="Ari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omma" style:data-style-name="N14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5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font-name="Arial"/>
    </style:style>
    <style:style style:name="ce5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omma">
      <style:table-cell-properties style:cell-protect="protected" style:print-content="true" style:diagonal-bl-tr="none" style:diagonal-tl-br="none" fo:border="none" fo:padding="0.028in" style:rotation-align="none"/>
      <style:text-properties style:font-name="Arial"/>
    </style:style>
    <style:style style:name="ce61" style:family="table-cell" style:parent-style-name="Excel_5f_BuiltIn_5f_Comma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5f_BuiltIn_5f_Comma" style:data-style-name="N2010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3" style:family="table-cell" style:parent-style-name="Excel_5f_BuiltIn_5f_Comma" style:data-style-name="N2010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4" style:family="table-cell" style:parent-style-name="Excel_5f_BuiltIn_5f_Comma" style:data-style-name="N2010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font-name="Arial"/>
    </style:style>
    <style:style style:name="ce65" style:family="table-cell" style:parent-style-name="Excel_5f_BuiltIn_5f_Comma" style:data-style-name="N201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6" style:family="table-cell" style:parent-style-name="Excel_5f_BuiltIn_5f_Comma" style:data-style-name="N2010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 style:font-name-asian="Droid Sans Fallback"/>
    </style:style>
    <style:style style:name="ce67" style:family="table-cell" style:parent-style-name="Excel_5f_BuiltIn_5f_Comma" style:data-style-name="N2010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Arial"/>
    </style:style>
    <style:style style:name="ce6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ext-properties style:font-name="Ari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RAB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number-columns-repeated="3" table:default-cell-style-name="ce5"/>
        <table:table-column table:style-name="co7" table:default-cell-style-name="ce5"/>
        <table:table-column table:style-name="co8" table:default-cell-style-name="ce60"/>
        <table:table-column table:style-name="co5" table:number-columns-repeated="245" table:default-cell-style-name="ce5"/>
        <table:table-column table:style-name="co5" table:number-columns-repeated="767" table:default-cell-style-name="ce73"/>
        <table:table-row table:style-name="ro1">
          <table:table-cell table:style-name="ce1" office:value-type="string" calcext:value-type="string" table:number-columns-spanned="12" table:number-rows-spanned="1">
            <text:p>RENCANA ANGGARAN BIAYA ( RAB )</text:p>
          </table:table-cell>
          <table:covered-table-cell table:number-columns-repeated="11" table:style-name="ce1"/>
          <table:table-cell table:number-columns-repeated="1012"/>
        </table:table-row>
        <table:table-row table:style-name="ro2">
          <table:table-cell table:style-name="ce2" table:number-columns-repeated="12"/>
          <table:table-cell table:style-name="ce69" table:number-columns-repeated="1012"/>
        </table:table-row>
        <table:table-row table:style-name="ro3">
          <table:table-cell table:style-name="ce3" office:value-type="string" calcext:value-type="string">
            <text:p>Lembaga/ Instansi/ Perusahaan</text:p>
          </table:table-cell>
          <table:table-cell table:style-name="ce3" table:number-columns-repeated="3"/>
          <table:table-cell table:style-name="ce35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Jenis Proyek" calcext:value-type="string">
            <text:p>Jenis Proyek </text:p>
          </table:table-cell>
          <table:table-cell table:style-name="ce45"/>
          <table:table-cell table:style-name="ce56" office:value-type="string" office:string-value=": Pembuatan dan Pengembangan Website" calcext:value-type="string">
            <text:p>: Pembuatan dan Pengembangan Website </text:p>
          </table:table-cell>
          <table:table-cell table:style-name="ce56"/>
          <table:table-cell table:number-columns-repeated="1012"/>
        </table:table-row>
        <table:table-row table:style-name="ro3">
          <table:table-cell table:style-name="ce4" office:value-type="string" calcext:value-type="string">
            <text:p>Alamat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Type Website" calcext:value-type="string">
            <text:p>Type Website </text:p>
          </table:table-cell>
          <table:table-cell table:style-name="ce45"/>
          <table:table-cell table:style-name="ce56" office:value-type="string" office:string-value=": Magazine, Map Geo, CP, File Management" calcext:value-type="string">
            <text:p>: Magazine, Map Geo, CP, File Management </text:p>
          </table:table-cell>
          <table:table-cell table:style-name="ce56"/>
          <table:table-cell table:number-columns-repeated="1012"/>
        </table:table-row>
        <table:table-row table:style-name="ro4">
          <table:table-cell table:number-columns-repeated="6"/>
          <table:table-cell table:style-name="ce36" table:number-columns-repeated="2"/>
          <table:table-cell table:style-name="ce46" office:value-type="string" calcext:value-type="string">
            <text:p>Jumlah</text:p>
          </table:table-cell>
          <table:table-cell table:style-name="ce46"/>
          <table:table-cell table:style-name="ce46" office:value-type="string" calcext:value-type="string">
            <text:p>: 1<text:span text:style-name="T1">st</text:span></text:p>
          </table:table-cell>
          <table:table-cell table:style-name="ce46"/>
          <table:table-cell table:number-columns-repeated="1012"/>
        </table:table-row>
        <table:table-row table:style-name="ro3">
          <table:table-cell table:style-name="ce4" office:value-type="string" calcext:value-type="string">
            <text:p>Kontak/ Fax</text:p>
          </table:table-cell>
          <table:table-cell table:style-name="ce3" table:number-columns-repeated="3"/>
          <table:table-cell table:style-name="ce3" office:value-type="string" calcext:value-type="string">
            <text:p>: </text:p>
          </table:table-cell>
          <table:table-cell table:style-name="ce36" table:number-columns-repeated="3"/>
          <table:table-cell table:style-name="ce45" office:value-type="string" office:string-value="Masa Produksi" calcext:value-type="string" table:number-columns-spanned="2" table:number-rows-spanned="1">
            <text:p>Masa Produksi </text:p>
          </table:table-cell>
          <table:covered-table-cell table:style-name="ce45"/>
          <table:table-cell table:style-name="ce57" office:value-type="string" office:string-value=": " calcext:value-type="string" table:number-columns-spanned="2" table:number-rows-spanned="1">
            <text:p>: <text:s/></text:p>
          </table:table-cell>
          <table:covered-table-cell table:style-name="ce57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15" office:value-type="string" calcext:value-type="string" table:number-columns-spanned="6" table:number-rows-spanned="1">
            <text:p>Item</text:p>
          </table:table-cell>
          <table:covered-table-cell table:number-columns-repeated="5" table:style-name="ce15"/>
          <table:table-cell table:style-name="ce41" office:value-type="string" calcext:value-type="string">
            <text:p>Satuan</text:p>
          </table:table-cell>
          <table:table-cell table:style-name="ce15" office:value-type="string" calcext:value-type="string">
            <text:p>@</text:p>
          </table:table-cell>
          <table:table-cell table:style-name="ce51" office:value-type="string" calcext:value-type="string">
            <text:p>Subtotal</text:p>
          </table:table-cell>
          <table:table-cell table:style-name="ce15" office:value-type="string" calcext:value-type="string">
            <text:p>/th (year)</text:p>
          </table:table-cell>
          <table:table-cell table:style-name="ce61" office:value-type="string" office:string-value="Total" calcext:value-type="string">
            <text:p>Total </text:p>
          </table:table-cell>
          <table:table-cell table:style-name="ce70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Pembuatan Design &amp; Program Website User Interface (UI)</text:p>
          </table:table-cell>
          <table:covered-table-cell table:number-columns-repeated="4" table:style-name="ce23"/>
          <table:covered-table-cell table:style-name="ce37"/>
          <table:table-cell table:style-name="ce42" office:value-type="string" calcext:value-type="string">
            <text:p>1<text:span text:style-name="T1">st</text:span></text:p>
          </table:table-cell>
          <table:table-cell table:style-name="ce47"/>
          <table:table-cell table:style-name="ce52"/>
          <table:table-cell table:style-name="ce47" office:value-type="string" calcext:value-type="string">
            <text:p>Annual</text:p>
          </table:table-cell>
          <table:table-cell table:style-name="ce62" office:value-type="currency" office:currency="IDR" office:value="750000" calcext:value-type="currency">
            <text:p>Rp7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Konsep Desig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dasar layout <text:s/>dengan tipe compony profile &amp; e-magazin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dibuat simple, menarik, komunikatif, dan cerdas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embuatan Rough Design (Desain Dasar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sar desain berbasis vektor (vektor graphic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Item Desig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sar layout beranda (Homepage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ayout standart halaman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ayout standart post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33" office:value-type="string" calcext:value-type="string" table:number-columns-spanned="4" table:number-rows-spanned="1">
            <text:p>Desain tool dan icon pack untuk webdev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ign Banner Slid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esain Logo dan Favicon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9"/>
          <table:table-cell table:style-name="ce18"/>
          <table:table-cell table:style-name="ce25" office:value-type="string" calcext:value-type="string" table:number-columns-spanned="5" table:number-rows-spanned="1">
            <text:p>Mastering &amp; Finishing Desain</text:p>
          </table:table-cell>
          <table:covered-table-cell table:style-name="ce24"/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 table:number-columns-spanned="6" table:number-rows-spanned="1">
            <text:p>Konversi Desain dan Penyiapan Modul/ Plugin (AddOns)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string" calcext:value-type="string">
            <text:p>Annual</text:p>
          </table:table-cell>
          <table:table-cell table:style-name="ce63" office:value-type="currency" office:currency="IDR" office:value="4750000" calcext:value-type="currency">
            <text:p>Rp4.750.000,00</text:p>
          </table:table-cell>
          <table:table-cell table:style-name="ce72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Theming &amp; Template Desai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2" table:number-columns-repeated="1012"/>
        </table:table-row>
        <table:table-row table:style-name="ro5">
          <table:table-cell table:style-name="ce9"/>
          <table:table-cell table:style-name="ce18"/>
          <table:table-cell table:style-name="ce25"/>
          <table:table-cell table:style-name="ce24" office:value-type="string" calcext:value-type="string" table:number-columns-spanned="4" table:number-rows-spanned="1">
            <text:p>Conversi Desain ke bahasa pemograman php, css, javascript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nambahan Framework Bootstrap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n Panel Kontrol untuk management Theme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n Panel untuk Auto Install Modul yang dibutuhkan Theme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enggunakan Redux Framework untuk panel themes pada websit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Pembuata Management logo, coloring, font typography, dll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4" office:value-type="string" calcext:value-type="string" table:number-columns-spanned="5" table:number-rows-spanned="1">
            <text:p>Addons Tool Pengembang untuk Fungsi Sistem pada website</text:p>
          </table:table-cell>
          <table:covered-table-cell table:number-columns-repeated="3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Managemen form Kontak – Contact Form 7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anagemen Slider dengan Slider Revolution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Managemen layout page dengan WPBakery Visual Composer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Google page speed insight – Wawasan kecepatan pada halaman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Google Sitemap Generator – Pembuatan Sitemap XML pada websit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Intergrasi Komentar dengan Disqus Comment System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Subcriber Form dengan MailChimp for WordPres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Shotcode Ultimate untuk penambahan fitu shortcode program secara otomati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Custom Permalink – Generate Custom Link on pag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Uber Google Maps – Management pointer location on maps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Tablepress – Management Data Table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Instagram Feed – Display Feed Recent on Instagram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10"/>
          <table:table-cell table:style-name="ce17"/>
          <table:table-cell table:style-name="ce27"/>
          <table:table-cell table:style-name="ce24" office:value-type="string" calcext:value-type="string" table:number-columns-spanned="4" table:number-rows-spanned="1">
            <text:p>WP Mail SMTP </text:p>
          </table:table-cell>
          <table:covered-table-cell table:number-columns-repeated="2" table:style-name="ce32"/>
          <table:covered-table-cell table:style-name="ce38"/>
          <table:table-cell table:style-name="ce32"/>
          <table:table-cell table:style-name="ce49"/>
          <table:table-cell table:style-name="ce54"/>
          <table:table-cell table:style-name="ce49"/>
          <table:table-cell table:style-name="ce64"/>
          <table:table-cell table:style-name="ce72" table:number-columns-repeated="1012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Domain, Server dan Database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float" office:value="1" calcext:value-type="float">
            <text:p>1</text:p>
          </table:table-cell>
          <table:table-cell table:style-name="ce63" office:value-type="currency" office:currency="IDR" office:value="2750000" calcext:value-type="currency">
            <text:p>Rp2.7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Domain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embelian domain dan pengaturan DNS ke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Server dan Database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Unlimited Diskspace – Daya Simpan yang tidak dibatasi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Unlimited Bandwith – Bandwith tanpa batas untuk akses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Free Setup Konfigurasi server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Basic Service (SSH, FTP, SFTP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Scripting pada layanan server (Secure CGI, PHP auto update, Perl, free SSL beta)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Database tanpa dibatasi untuk daya simpan menggunakan MySQL 5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Monthly Backup data dan Updat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Pre-Installed git – Deploy sistem dengan sistem git untuk proses backup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99.99% Uptime – Untuk kinerja website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/>
          <table:table-cell table:style-name="ce24" office:value-type="string" calcext:value-type="string" table:number-columns-spanned="4" table:number-rows-spanned="1">
            <text:p>24/7 Security Monitoring</text:p>
          </table:table-cell>
          <table:covered-table-cell table:number-columns-repeated="2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6" table:number-rows-spanned="1">
            <text:p>Installasi &amp; Sistem Dukungan dan Bantuan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float" office:value="1" calcext:value-type="float">
            <text:p>1</text:p>
          </table:table-cell>
          <table:table-cell table:style-name="ce63" office:value-type="currency" office:currency="IDR" office:value="1250000" calcext:value-type="currency">
            <text:p>Rp1.250.000,00</text:p>
          </table:table-cell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8" office:value-type="string" calcext:value-type="string" table:number-columns-spanned="5" table:number-rows-spanned="1">
            <text:p>Proses Pre-Install dan upload ke Repository melalui .git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9" office:value-type="string" calcext:value-type="string" table:number-columns-spanned="5" table:number-rows-spanned="1">
            <text:p>Pembuatan user untuk akses server dan user database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29" office:value-type="string" calcext:value-type="string" table:number-columns-spanned="5" table:number-rows-spanned="1">
            <text:p>Installasi CMS dan pembuatan database pada server dan domain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Penataan sistem pada website dan konten web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Simulasi sistem dan koreksi pengaturan sistem dan konten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1"/>
          <table:table-cell table:style-name="ce20"/>
          <table:table-cell table:style-name="ce30" office:value-type="string" calcext:value-type="string" table:number-columns-spanned="5" table:number-rows-spanned="1">
            <text:p>Syncronize backup dengan repository melalui .git</text:p>
          </table:table-cell>
          <table:covered-table-cell table:number-columns-repeated="4" table:style-name="ce29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Backup database secara simultan (Monthly)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Penanggulanangan Keamanan sistem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5" office:value-type="string" calcext:value-type="string" table:number-columns-spanned="5" table:number-rows-spanned="1">
            <text:p>Sistem Auto Update &amp; Pengembangan Program pada website dan Aplikasi</text:p>
          </table:table-cell>
          <table:covered-table-cell table:number-columns-repeated="4" table:style-name="ce25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 table:number-columns-spanned="6" table:number-rows-spanned="1">
            <text:p>Social Network Optimazing &amp; Integrasi</text:p>
          </table:table-cell>
          <table:covered-table-cell table:number-columns-repeated="4" table:style-name="ce26"/>
          <table:covered-table-cell table:style-name="ce39"/>
          <table:table-cell table:style-name="ce43" office:value-type="string" calcext:value-type="string">
            <text:p>1<text:span text:style-name="T1">st</text:span></text:p>
          </table:table-cell>
          <table:table-cell table:style-name="ce48"/>
          <table:table-cell table:style-name="ce53"/>
          <table:table-cell table:style-name="ce48" office:value-type="string" calcext:value-type="string">
            <text:p>Annual</text:p>
          </table:table-cell>
          <table:table-cell table:style-name="ce63" office:value-type="currency" office:currency="IDR" office:value="350000" calcext:value-type="currency">
            <text:p>Rp350.000,00</text:p>
          </table:table-cell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Auto post integrasi with API (application programming interface)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8"/>
          <table:table-cell table:style-name="ce17"/>
          <table:table-cell table:style-name="ce24" office:value-type="string" calcext:value-type="string" table:number-columns-spanned="5" table:number-rows-spanned="1">
            <text:p>Auto Signin/ Register with Single Sign On (SSO) – API Social Network</text:p>
          </table:table-cell>
          <table:covered-table-cell table:number-columns-repeated="3" table:style-name="ce32"/>
          <table:covered-table-cell table:style-name="ce38"/>
          <table:table-cell table:style-name="ce43"/>
          <table:table-cell table:style-name="ce48"/>
          <table:table-cell table:style-name="ce53"/>
          <table:table-cell table:style-name="ce48"/>
          <table:table-cell table:style-name="ce63"/>
          <table:table-cell table:style-name="ce71" table:number-columns-repeated="1012"/>
        </table:table-row>
        <table:table-row table:style-name="ro5">
          <table:table-cell table:style-name="ce12"/>
          <table:table-cell table:style-name="ce21"/>
          <table:table-cell table:style-name="ce31" office:value-type="string" calcext:value-type="string" table:number-columns-spanned="5" table:number-rows-spanned="1">
            <text:p>Social Network Integrasi System and Deploy </text:p>
          </table:table-cell>
          <table:covered-table-cell table:number-columns-repeated="3" table:style-name="ce34"/>
          <table:covered-table-cell table:style-name="ce40"/>
          <table:table-cell table:style-name="ce44"/>
          <table:table-cell table:style-name="ce50"/>
          <table:table-cell table:style-name="ce55"/>
          <table:table-cell table:style-name="ce50"/>
          <table:table-cell table:style-name="ce65"/>
          <table:table-cell table:style-name="ce71" table:number-columns-repeated="1012"/>
        </table:table-row>
        <table:table-row table:style-name="ro5">
          <table:table-cell table:style-name="ce13" office:value-type="string" calcext:value-type="string" table:number-columns-spanned="11" table:number-rows-spanned="1">
            <text:p>Jumlah</text:p>
          </table:table-cell>
          <table:covered-table-cell table:number-columns-repeated="10" table:style-name="ce22"/>
          <table:table-cell table:style-name="ce66" table:formula="of:=SUM([.L10:.L70])" office:value-type="currency" office:currency="IDR" office:value="9850000" calcext:value-type="currency">
            <text:p>Rp9.850.000,00</text:p>
          </table:table-cell>
          <table:table-cell table:style-name="ce71" table:number-columns-repeated="1012"/>
        </table:table-row>
        <table:table-row table:style-name="ro5">
          <table:table-cell table:style-name="ce13" table:number-columns-spanned="11" table:number-rows-spanned="1"/>
          <table:covered-table-cell table:number-columns-repeated="10" table:style-name="ce22"/>
          <table:table-cell table:style-name="ce67"/>
          <table:table-cell table:style-name="ce71" table:number-columns-repeated="1012"/>
        </table:table-row>
        <table:table-row table:style-name="ro5">
          <table:table-cell table:style-name="ce13" office:value-type="string" calcext:value-type="string" table:number-columns-spanned="11" table:number-rows-spanned="1">
            <text:p>Total</text:p>
          </table:table-cell>
          <table:covered-table-cell table:number-columns-repeated="10" table:style-name="ce22"/>
          <table:table-cell table:style-name="ce67" table:formula="of:=[.L74]+[.L75]" office:value-type="currency" office:currency="IDR" office:value="9850000" calcext:value-type="currency">
            <text:p>Rp9.850.000,00</text:p>
          </table:table-cell>
          <table:table-cell table:style-name="ce71" table:number-columns-repeated="1012"/>
        </table:table-row>
        <table:table-row table:style-name="ro5">
          <table:table-cell table:style-name="ce14" table:number-columns-repeated="11"/>
          <table:table-cell table:style-name="ce68"/>
          <table:table-cell table:style-name="ce71" table:number-columns-repeated="1012"/>
        </table:table-row>
        <table:table-row table:style-name="ro3">
          <table:table-cell table:number-columns-repeated="1024"/>
        </table:table-row>
        <table:table-row table:style-name="ro6" table:number-rows-repeated="7">
          <table:table-cell table:number-columns-repeated="10"/>
          <table:table-cell table:style-name="ce58"/>
          <table:table-cell table:number-columns-repeated="1013"/>
        </table:table-row>
        <table:table-row table:style-name="ro6">
          <table:table-cell table:number-columns-repeated="10"/>
          <table:table-cell table:style-name="ce59"/>
          <table:table-cell table:number-columns-repeated="1013"/>
        </table:table-row>
        <table:table-row table:style-name="ro6" table:number-rows-repeated="2">
          <table:table-cell table:number-columns-repeated="10"/>
          <table:table-cell table:style-name="ce58"/>
          <table:table-cell table:number-columns-repeated="1013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integer-digits="1" number:grouping="true"/>
      <number:text> </number:text>
      <number:currency-symbol>IDR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>IDR</number:currency-symbol>
      <style:map style:condition="value()&gt;=0" style:apply-style-name="N150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20104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20104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2010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3in" fo:page-height="8.5in" style:num-format="1" style:print-orientation="landscape" fo:margin-top="0.55in" fo:margin-bottom="0.55in" fo:margin-left="0.45in" fo:margin-right="0.45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874in" fo:margin-right="0.7874in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3:47:40.03284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B" style:display-name="PageStyle_R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S" style:display-name="PageStyle_H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21T15:45:47</meta:creation-date>
    <dc:date>2016-07-20T03:50:33.752185085</dc:date>
    <meta:print-date>2015-05-21T16:03:39</meta:print-date>
    <meta:generator>LibreOffice/4.2.8.2$Linux_X86_64 LibreOffice_project/420m0$Build-2</meta:generator>
    <meta:editing-duration>PT4H31M34S</meta:editing-duration>
    <meta:editing-cycles>22</meta:editing-cycles>
    <meta:document-statistic meta:table-count="1" meta:cell-count="110" meta:object-count="0"/>
  </office:meta>
</office:document-meta>
</file>